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No_20_Spacing" style:list-style-name="WW8Num1"/>
    <style:style style:name="P2" style:family="paragraph" style:parent-style-name="No_20_Spacing" style:list-style-name="WW8Num1">
      <style:text-properties officeooo:paragraph-rsid="0008bf12"/>
    </style:style>
    <style:style style:name="P3" style:family="paragraph" style:parent-style-name="No_20_Spacing" style:list-style-name="WW8Num1">
      <style:text-properties fo:font-weight="bold" style:font-weight-asian="bold" style:font-weight-complex="bold"/>
    </style:style>
    <style:style style:name="P4" style:family="paragraph" style:parent-style-name="No_20_Spacing" style:list-style-name="WW8Num1">
      <style:text-properties fo:font-weight="bold" officeooo:rsid="0008bf12" officeooo:paragraph-rsid="0008bf12" style:font-weight-asian="bold" style:font-weight-complex="bold"/>
    </style:style>
    <style:style style:name="P5" style:family="paragraph" style:parent-style-name="No_20_Spacing">
      <style:text-properties fo:font-size="14pt" fo:font-weight="bold" style:font-size-asian="14pt" style:font-weight-asian="bold" style:font-size-complex="14pt"/>
    </style:style>
    <style:style style:name="P6" style:family="paragraph" style:parent-style-name="No_20_Spacing">
      <style:paragraph-properties fo:text-align="center" style:justify-single-word="false"/>
      <style:text-properties fo:font-size="14pt" fo:font-weight="bold" style:font-size-asian="14pt" style:font-weight-asian="bold" style:font-size-complex="14pt"/>
    </style:style>
    <style:style style:name="P7" style:family="paragraph" style:parent-style-name="No_20_Spacing" style:list-style-name="WW8Num1">
      <style:text-properties officeooo:rsid="0005a31b" officeooo:paragraph-rsid="0005a31b"/>
    </style:style>
    <style:style style:name="P8" style:family="paragraph" style:parent-style-name="No_20_Spacing" style:list-style-name="WW8Num1">
      <style:text-properties fo:font-weight="normal" officeooo:rsid="0005b105" officeooo:paragraph-rsid="0005b105" style:font-weight-asian="normal" style:font-weight-complex="normal"/>
    </style:style>
    <style:style style:name="P9" style:family="paragraph" style:parent-style-name="No_20_Spacing" style:list-style-name="WW8Num1">
      <style:text-properties fo:font-weight="normal" style:font-weight-asian="normal" style:font-weight-complex="normal"/>
    </style:style>
    <style:style style:name="P10" style:family="paragraph" style:parent-style-name="No_20_Spacing" style:list-style-name="WW8Num1">
      <style:text-properties fo:font-weight="normal" officeooo:paragraph-rsid="0006b104" style:font-weight-asian="normal" style:font-weight-complex="normal"/>
    </style:style>
    <style:style style:name="P11" style:family="paragraph" style:parent-style-name="No_20_Spacing" style:list-style-name="WW8Num1">
      <style:text-properties fo:font-weight="normal" officeooo:paragraph-rsid="00083b0f" style:font-weight-asian="normal" style:font-weight-complex="normal"/>
    </style:style>
    <style:style style:name="P12" style:family="paragraph" style:parent-style-name="No_20_Spacing" style:list-style-name="WW8Num1">
      <style:text-properties fo:font-weight="normal" officeooo:paragraph-rsid="0010d783" style:font-weight-asian="normal" style:font-weight-complex="normal"/>
    </style:style>
    <style:style style:name="P13" style:family="paragraph" style:parent-style-name="No_20_Spacing" style:list-style-name="WW8Num1">
      <style:text-properties fo:font-weight="normal" officeooo:paragraph-rsid="00138f6e" style:font-weight-asian="normal" style:font-weight-complex="normal"/>
    </style:style>
    <style:style style:name="P14" style:family="paragraph" style:parent-style-name="No_20_Spacing" style:list-style-name="WW8Num1">
      <style:text-properties fo:font-weight="normal" officeooo:paragraph-rsid="0017d97b" style:font-weight-asian="normal" style:font-weight-complex="normal"/>
    </style:style>
    <style:style style:name="P15" style:family="paragraph" style:parent-style-name="No_20_Spacing" style:list-style-name="WW8Num1">
      <style:text-properties fo:font-weight="normal" officeooo:paragraph-rsid="00217fd8" style:font-weight-asian="normal" style:font-weight-complex="normal"/>
    </style:style>
    <style:style style:name="P16" style:family="paragraph" style:parent-style-name="No_20_Spacing" style:list-style-name="WW8Num1">
      <style:text-properties fo:font-weight="normal" officeooo:paragraph-rsid="0022dde9" style:font-weight-asian="normal" style:font-weight-complex="normal"/>
    </style:style>
    <style:style style:name="P17" style:family="paragraph" style:parent-style-name="No_20_Spacing" style:list-style-name="WW8Num1">
      <style:text-properties fo:font-weight="normal" officeooo:paragraph-rsid="002787d6" style:font-weight-asian="normal" style:font-weight-complex="normal"/>
    </style:style>
    <style:style style:name="P18" style:family="paragraph" style:parent-style-name="No_20_Spacing" style:list-style-name="WW8Num1">
      <style:text-properties fo:font-weight="normal" officeooo:paragraph-rsid="002906a4" style:font-weight-asian="normal" style:font-weight-complex="normal"/>
    </style:style>
    <style:style style:name="P19" style:family="paragraph" style:parent-style-name="No_20_Spacing" style:list-style-name="WW8Num1">
      <style:text-properties fo:font-weight="normal" officeooo:paragraph-rsid="0029779a" style:font-weight-asian="normal" style:font-weight-complex="normal"/>
    </style:style>
    <style:style style:name="P20" style:family="paragraph" style:parent-style-name="No_20_Spacing" style:list-style-name="WW8Num1">
      <style:text-properties fo:font-weight="normal" officeooo:rsid="0006b104" officeooo:paragraph-rsid="0006b104" style:font-weight-asian="normal" style:font-weight-complex="normal"/>
    </style:style>
    <style:style style:name="P21" style:family="paragraph" style:parent-style-name="No_20_Spacing" style:list-style-name="WW8Num1">
      <style:text-properties fo:font-weight="normal" officeooo:rsid="00083b0f" officeooo:paragraph-rsid="00083b0f" style:font-weight-asian="normal" style:font-weight-complex="normal"/>
    </style:style>
    <style:style style:name="P22" style:family="paragraph" style:parent-style-name="No_20_Spacing" style:list-style-name="WW8Num1">
      <style:text-properties fo:font-weight="normal" officeooo:rsid="0008bf12" officeooo:paragraph-rsid="0008bf12" style:font-weight-asian="normal" style:font-weight-complex="normal"/>
    </style:style>
    <style:style style:name="P23" style:family="paragraph" style:parent-style-name="No_20_Spacing" style:list-style-name="WW8Num1">
      <style:text-properties fo:font-weight="normal" officeooo:rsid="000e1087" officeooo:paragraph-rsid="000e1087" style:font-weight-asian="normal" style:font-weight-complex="normal"/>
    </style:style>
    <style:style style:name="P24" style:family="paragraph" style:parent-style-name="No_20_Spacing" style:list-style-name="WW8Num1">
      <style:text-properties fo:font-weight="normal" officeooo:rsid="000f0175" officeooo:paragraph-rsid="000f0175" style:font-weight-asian="normal" style:font-weight-complex="normal"/>
    </style:style>
    <style:style style:name="P25" style:family="paragraph" style:parent-style-name="No_20_Spacing" style:list-style-name="WW8Num1">
      <style:text-properties fo:font-weight="normal" officeooo:rsid="000f0bea" officeooo:paragraph-rsid="000f0bea" style:font-weight-asian="normal" style:font-weight-complex="normal"/>
    </style:style>
    <style:style style:name="P26" style:family="paragraph" style:parent-style-name="No_20_Spacing" style:list-style-name="WW8Num1">
      <style:text-properties fo:font-weight="normal" officeooo:rsid="00138f6e" officeooo:paragraph-rsid="00138f6e" style:font-weight-asian="normal" style:font-weight-complex="normal"/>
    </style:style>
    <style:style style:name="P27" style:family="paragraph" style:parent-style-name="No_20_Spacing" style:list-style-name="WW8Num1">
      <style:text-properties fo:font-weight="normal" officeooo:rsid="0013ac5a" officeooo:paragraph-rsid="0013ac5a" style:font-weight-asian="normal" style:font-weight-complex="normal"/>
    </style:style>
    <style:style style:name="P28" style:family="paragraph" style:parent-style-name="No_20_Spacing" style:list-style-name="WW8Num1">
      <style:text-properties fo:font-weight="normal" officeooo:rsid="0015438f" officeooo:paragraph-rsid="0015438f" style:font-weight-asian="normal" style:font-weight-complex="normal"/>
    </style:style>
    <style:style style:name="P29" style:family="paragraph" style:parent-style-name="No_20_Spacing" style:list-style-name="WW8Num1">
      <style:text-properties fo:font-weight="normal" officeooo:rsid="00182c19" officeooo:paragraph-rsid="00182c19" style:font-weight-asian="normal" style:font-weight-complex="normal"/>
    </style:style>
    <style:style style:name="P30" style:family="paragraph" style:parent-style-name="No_20_Spacing" style:list-style-name="WW8Num1">
      <style:text-properties fo:font-weight="normal" officeooo:rsid="0018e342" officeooo:paragraph-rsid="0018e342" style:font-weight-asian="normal" style:font-weight-complex="normal"/>
    </style:style>
    <style:style style:name="P31" style:family="paragraph" style:parent-style-name="No_20_Spacing" style:list-style-name="WW8Num1">
      <style:text-properties fo:font-weight="normal" officeooo:rsid="0019e851" officeooo:paragraph-rsid="0019e851" style:font-weight-asian="normal" style:font-weight-complex="normal"/>
    </style:style>
    <style:style style:name="P32" style:family="paragraph" style:parent-style-name="No_20_Spacing" style:list-style-name="WW8Num1">
      <style:text-properties fo:font-weight="normal" officeooo:rsid="001a9ffc" officeooo:paragraph-rsid="001a9ffc" style:font-weight-asian="normal" style:font-weight-complex="normal"/>
    </style:style>
    <style:style style:name="P33" style:family="paragraph" style:parent-style-name="No_20_Spacing" style:list-style-name="WW8Num1">
      <style:text-properties fo:font-weight="normal" officeooo:rsid="0021913c" officeooo:paragraph-rsid="0021913c" style:font-weight-asian="normal" style:font-weight-complex="normal"/>
    </style:style>
    <style:style style:name="P34" style:family="paragraph" style:parent-style-name="No_20_Spacing" style:list-style-name="WW8Num1">
      <style:text-properties fo:font-weight="normal" officeooo:rsid="00240fe6" officeooo:paragraph-rsid="00240fe6" style:font-weight-asian="normal" style:font-weight-complex="normal"/>
    </style:style>
    <style:style style:name="P35" style:family="paragraph" style:parent-style-name="No_20_Spacing" style:list-style-name="WW8Num1">
      <style:text-properties fo:font-weight="normal" officeooo:rsid="00262337" officeooo:paragraph-rsid="00262337" style:font-weight-asian="normal" style:font-weight-complex="normal"/>
    </style:style>
    <style:style style:name="P36" style:family="paragraph" style:parent-style-name="No_20_Spacing" style:list-style-name="WW8Num1">
      <style:text-properties fo:font-weight="normal" officeooo:rsid="002d6e5b" officeooo:paragraph-rsid="002d6e5b" style:font-weight-asian="normal" style:font-weight-complex="normal"/>
    </style:style>
    <style:style style:name="P37" style:family="paragraph" style:parent-style-name="No_20_Spacing" style:list-style-name="WW8Num1">
      <style:text-properties fo:font-weight="normal" officeooo:rsid="002f1aff" officeooo:paragraph-rsid="002f1aff" style:font-weight-asian="normal" style:font-weight-complex="normal"/>
    </style:style>
    <style:style style:name="P38" style:family="paragraph" style:parent-style-name="No_20_Spacing" style:master-page-name="Standard">
      <style:paragraph-properties fo:text-align="center" style:justify-single-word="false" style:page-number="auto"/>
      <style:text-properties fo:font-size="14pt" fo:font-weight="bold" style:font-size-asian="14pt" style:font-weight-asian="bold" style:font-size-complex="14pt"/>
    </style:style>
    <style:style style:name="P39" style:family="paragraph" style:parent-style-name="Standard">
      <style:text-properties officeooo:rsid="0031a3c2" officeooo:paragraph-rsid="0031a3c2"/>
    </style:style>
    <style:style style:name="P40" style:family="paragraph" style:parent-style-name="Standard">
      <style:text-properties officeooo:rsid="0033809e" officeooo:paragraph-rsid="0033809e"/>
    </style:style>
    <style:style style:name="T1" style:family="text">
      <style:text-properties officeooo:rsid="0006b104"/>
    </style:style>
    <style:style style:name="T2" style:family="text">
      <style:text-properties officeooo:rsid="00083b0f"/>
    </style:style>
    <style:style style:name="T3" style:family="text">
      <style:text-properties fo:font-weight="normal" officeooo:rsid="0008bf12" style:font-weight-asian="normal" style:font-weight-complex="normal"/>
    </style:style>
    <style:style style:name="T4" style:family="text">
      <style:text-properties fo:font-weight="normal" officeooo:rsid="0009bbb5" style:font-weight-asian="normal" style:font-weight-complex="normal"/>
    </style:style>
    <style:style style:name="T5" style:family="text">
      <style:text-properties fo:font-weight="normal" officeooo:rsid="000c50c8" style:font-weight-asian="normal" style:font-weight-complex="normal"/>
    </style:style>
    <style:style style:name="T6" style:family="text">
      <style:text-properties style:use-window-font-color="true" loext:opacity="0%" style:font-name="Calibri" fo:font-size="11pt" fo:language="en" fo:country="US" fo:font-weight="normal" officeooo:rsid="0008bf12" style:font-name-asian="Calibri" style:font-size-asian="11pt" style:font-weight-asian="normal" style:font-name-complex="Times New Roman" style:font-size-complex="11pt" style:language-complex="ar" style:country-complex="SA" style:font-weight-complex="normal"/>
    </style:style>
    <style:style style:name="T7" style:family="text">
      <style:text-properties style:use-window-font-color="true" loext:opacity="0%" style:font-name="Calibri" fo:font-size="11pt" fo:language="en" fo:country="US" fo:font-weight="normal" officeooo:rsid="000c50c8" style:font-name-asian="Calibri" style:font-size-asian="11pt" style:font-weight-asian="normal" style:font-name-complex="Times New Roman" style:font-size-complex="11pt" style:language-complex="ar" style:country-complex="SA" style:font-weight-complex="normal"/>
    </style:style>
    <style:style style:name="T8" style:family="text">
      <style:text-properties officeooo:rsid="0010d783"/>
    </style:style>
    <style:style style:name="T9" style:family="text">
      <style:text-properties officeooo:rsid="001235e7"/>
    </style:style>
    <style:style style:name="T10" style:family="text">
      <style:text-properties officeooo:rsid="00138f6e"/>
    </style:style>
    <style:style style:name="T11" style:family="text">
      <style:text-properties officeooo:rsid="00167ecf"/>
    </style:style>
    <style:style style:name="T12" style:family="text">
      <style:text-properties officeooo:rsid="0017d97b"/>
    </style:style>
    <style:style style:name="T13" style:family="text">
      <style:text-properties officeooo:rsid="001e4733"/>
    </style:style>
    <style:style style:name="T14" style:family="text">
      <style:text-properties officeooo:rsid="00217fd8"/>
    </style:style>
    <style:style style:name="T15" style:family="text">
      <style:text-properties officeooo:rsid="0022dde9"/>
    </style:style>
    <style:style style:name="T16" style:family="text">
      <style:text-properties officeooo:rsid="002787d6"/>
    </style:style>
    <style:style style:name="T17" style:family="text">
      <style:text-properties officeooo:rsid="002906a4"/>
    </style:style>
    <style:style style:name="T18" style:family="text">
      <style:text-properties officeooo:rsid="0029779a"/>
    </style:style>
    <style:style style:name="T19" style:family="text">
      <style:text-properties officeooo:rsid="0029e4a9"/>
    </style:style>
    <style:style style:name="T20" style:family="text">
      <style:text-properties officeooo:rsid="0032c4c1"/>
    </style:style>
    <style:style style:name="T21" style:family="text">
      <style:text-properties style:text-position="super 58%"/>
    </style:style>
    <style:style style:name="T22" style:family="text">
      <style:text-properties style:text-position="0% 100%"/>
    </style:style>
    <style:style style:name="T23" style:family="text">
      <style:text-properties officeooo:rsid="00345c78"/>
    </style:style>
    <style:style style:name="T24" style:family="text">
      <style:text-properties officeooo:rsid="0035a41f"/>
    </style:style>
    <style:style style:name="T25" style:family="text">
      <style:text-properties officeooo:rsid="0035b7c6"/>
    </style:style>
    <style:style style:name="T26" style:family="text">
      <style:text-properties officeooo:rsid="00369967"/>
    </style:style>
    <style:style style:name="T27" style:family="text">
      <style:text-properties officeooo:rsid="0038e543"/>
    </style:style>
    <style:style style:name="T28" style:family="text">
      <style:text-properties officeooo:rsid="0039234a"/>
    </style:style>
    <style:style style:name="T29" style:family="text">
      <style:text-properties officeooo:rsid="00395b49"/>
    </style:style>
    <style:style style:name="T30" style:family="text">
      <style:text-properties officeooo:rsid="003ae6d2"/>
    </style:style>
    <style:style style:name="T31" style:family="text">
      <style:text-properties officeooo:rsid="003af7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Software Development Plan</text:p>
      <text:p text:style-name="P6">Information Outline</text:p>
      <text:p text:style-name="P5"/>
      <text:p text:style-name="No_20_Spacing">The SDP should contain the following information, as applicable:</text:p>
      <text:p text:style-name="No_20_Spacing"/>
      <text:list xml:id="list2012915292" text:style-name="WW8Num1">
        <text:list-item>
          <text:p text:style-name="P3">Plan introduction and overview.</text:p>
          <text:list>
            <text:list-item>
              <text:p text:style-name="P3">Purpose, scope, and objectives.</text:p>
            </text:list-item>
            <text:list-item>
              <text:p text:style-name="P7">The purpose of our software is to provide a choice of acceptable movies to a group of potential viewers.</text:p>
            </text:list-item>
            <text:list-item>
              <text:p text:style-name="P3">Assumptions and constraints.</text:p>
            </text:list-item>
            <text:list-item>
              <text:p text:style-name="P1">Non disponibilité des données.<text:line-break/>Pas de connexion internet.<text:line-break/>Pas de données partagées par les users</text:p>
            </text:list-item>
          </text:list>
        </text:list-item>
        <text:list-item>
          <text:p text:style-name="P3">Identification of all software and software products to which the SDP applies.</text:p>
        </text:list-item>
        <text:list-item>
          <text:p text:style-name="P8">This software is called Movie MatchMaker, a single webapp</text:p>
        </text:list-item>
        <text:list-item>
          <text:p text:style-name="P3">Definition of terms and acronyms.</text:p>
        </text:list-item>
        <text:list-item>
          <text:p text:style-name="P8">MovieMatchMaker will be referred to as MMM, thorought the document</text:p>
        </text:list-item>
        <text:list-item>
          <text:p text:style-name="P3">System overview, including system and software architecture.</text:p>
        </text:list-item>
        <text:list-item>
          <text:p text:style-name="P20">C.F. development view</text:p>
        </text:list-item>
        <text:list-item>
          <text:p text:style-name="P3">Overview of required work, including:</text:p>
          <text:list>
            <text:list-item>
              <text:p text:style-name="P3">Requirements and constraints on the system and software to be developed.</text:p>
            </text:list-item>
            <text:list-item>
              <text:p text:style-name="P10"><text:span text:style-name="T1">System must be an ergonomic, webapp, compatible with at least google chrome and firefox, with quick response times.</text:span></text:p>
            </text:list-item>
            <text:list-item>
              <text:p text:style-name="P3">Requirements and constraints on project documentation.</text:p>
            </text:list-item>
            <text:list-item>
              <text:p text:style-name="P11"><text:span text:style-name="T2">Each class is explained individually, with main components, interactive functions, and returns.</text:span></text:p>
            </text:list-item>
            <text:list-item>
              <text:p text:style-name="P3">Additional requirements and constraints such as on project security, privacy, methods, standards, interdependencies in hardware and software development.</text:p>
            </text:list-item>
            <text:list-item>
              <text:p text:style-name="P21">C.F. non-functional requirements.</text:p>
            </text:list-item>
            <text:list-item>
              <text:p text:style-name="P3">Known software-specific risks.</text:p>
            </text:list-item>
            <text:list-item>
              <text:p text:style-name="P21">Password security, basic website attacks.</text:p>
            </text:list-item>
          </text:list>
        </text:list-item>
        <text:list-item>
          <text:p text:style-name="P3">Project organization and resources, including:</text:p>
          <text:list>
            <text:list-item>
              <text:p text:style-name="P3">Identification of all organizations with software development responsibilities.</text:p>
            </text:list-item>
            <text:list-item>
              <text:p text:style-name="P22">Groupe 1</text:p>
            </text:list-item>
            <text:list-item>
              <text:p text:style-name="P3">Identification of all software to be developed by organization.</text:p>
            </text:list-item>
            <text:list-item>
              <text:p text:style-name="P22">MMM</text:p>
            </text:list-item>
            <text:list-item>
              <text:p text:style-name="P3">Identification of personnel resources, including staff loading (number of personnel overtime), breakdown by responsibility (management, software engineering, testing), and specific skills and training.</text:p>
            </text:list-item>
            <text:list-item>
              <text:p text:style-name="P2"><text:span text:style-name="T3">Bachmann Antoine: </text:span><text:span text:style-name="T5">Project manager, autistic paperfolding</text:span><text:span text:style-name="T3"><text:line-break/>Costa da Quinta João: </text:span><text:span text:style-name="T4">Frontend development, thinks</text:span><text:span text:style-name="T3"><text:line-break/>Dirkx Jan:</text:span><text:span text:style-name="T4">Backend development, wins at dune</text:span><text:span text:style-name="T3"><text:line-break/>Heiniger Léa: </text:span><text:span text:style-name="T6">Frontend</text:span><text:span text:style-name="T3"> development, Security expert, </text:span><text:span text:style-name="T4">can put her foot behind her head</text:span></text:p>
              <text:p text:style-name="P2"><text:span text:style-name="T3">Sulejmani Edin: </text:span><text:span text:style-name="T4">Spec Ops, </text:span><text:span text:style-name="T7">nighttime availability</text:span></text:p>
              <text:p text:style-name="P4"/>
            </text:list-item>
            <text:list-item>
              <text:p text:style-name="P3"><text:soft-page-break/>Identification and standards for use of tools (such as those used for requirements management, test management, configuration management).</text:p>
            </text:list-item>
            <text:list-item>
              <text:p text:style-name="P23">Latest version.</text:p>
            </text:list-item>
            <text:list-item>
              <text:p text:style-name="P3">Identification of required development equipment, facilities, and test/integration laboratories (including requirements analysis and tracking tools, compilers, assemblers, editors, debuggers, configuration management tools, code analyzers, code auditors, simulations, software development libraries and files, software development labs, and test/integration labs).</text:p>
            </text:list-item>
            <text:list-item>
              <text:p text:style-name="P24">Linux environment, whitin which a local dev environment is setup.</text:p>
            </text:list-item>
            <text:list-item>
              <text:p text:style-name="P3">Applicable developer (internal) processes, procedures, and work instructions.</text:p>
            </text:list-item>
            <text:list-item>
              <text:p text:style-name="P25">Frequent discord meetings, and activity on the channels.</text:p>
            </text:list-item>
          </text:list>
        </text:list-item>
        <text:list-item>
          <text:p text:style-name="P3">Plans for performing general software development activities, including:</text:p>
          <text:list>
            <text:list-item>
              <text:p text:style-name="P3">Software development processes/<text:span text:style-name="T9">methods</text:span>.</text:p>
            </text:list-item>
            <text:list-item>
              <text:p text:style-name="P12"><text:span text:style-name="T8">Sprints, with some role flexibility in case of unbalances.</text:span></text:p>
            </text:list-item>
            <text:list-item>
              <text:p text:style-name="P3">Software development standards (including coding standards, guidelines, practices, and processes used in the design and development of the software).</text:p>
            </text:list-item>
            <text:list-item>
              <text:p text:style-name="P26">Software must use appropriately fast algorithms for its industry sector</text:p>
            </text:list-item>
            <text:list-item>
              <text:p text:style-name="P26">Basic security requirements must be met</text:p>
            </text:list-item>
            <text:list-item>
              <text:p text:style-name="P13"><text:span text:style-name="T10">Code must be legible, and unobvious functions are to be commented</text:span></text:p>
            </text:list-item>
            <text:list-item>
              <text:p text:style-name="P3">Software types/categories (i.e., operational software, test software, support equipment software) and associated processes, controls, and documentation.</text:p>
            </text:list-item>
            <text:list-item>
              <text:p text:style-name="P27">The main product will be operational software, testing will be performed with inline codign practices instead of parallel devloped software.</text:p>
            </text:list-item>
            <text:list-item>
              <text:p text:style-name="P3">Handling of critical requirements (such as safety, security, and information assurance).</text:p>
            </text:list-item>
            <text:list-item>
              <text:p text:style-name="P28">Ask project manager for details, or security expert on security matters. <text:span text:style-name="T11">Otherwise, common sense is to be applied.</text:span></text:p>
            </text:list-item>
            <text:list-item>
              <text:p text:style-name="P3">Incremental development approach, planning, and management/oversight.</text:p>
            </text:list-item>
            <text:list-item>
              <text:p text:style-name="P14"><text:span text:style-name="T12">Parallel development of web interface and logical database, both of them will then be connected to functionality.</text:span></text:p>
            </text:list-item>
            <text:list-item>
              <text:p text:style-name="P3">Computer resources utilization and reserve capacity/growth management.</text:p>
            </text:list-item>
            <text:list-item>
              <text:p text:style-name="P29">Webapp must not go much above industry standards.</text:p>
            </text:list-item>
          </text:list>
        </text:list-item>
        <text:list-item>
          <text:p text:style-name="P3">Software-related development processes, including:</text:p>
          <text:list>
            <text:list-item>
              <text:p text:style-name="P3">Overall development methodology.</text:p>
            </text:list-item>
            <text:list-item>
              <text:p text:style-name="P30">Sprints, with agile role assignment.</text:p>
            </text:list-item>
            <text:list-item>
              <text:p text:style-name="P3">Prototyping and simulations.</text:p>
            </text:list-item>
            <text:list-item>
              <text:p text:style-name="P31">Simulations will be done with inline function stubs by the developers</text:p>
            </text:list-item>
            <text:list-item>
              <text:p text:style-name="P3">Software requirements analysis.</text:p>
            </text:list-item>
            <text:list-item>
              <text:p text:style-name="P31">Expertise and consulting from project manager and security expert.</text:p>
            </text:list-item>
            <text:list-item>
              <text:p text:style-name="P3">Software preliminary and detailed design.</text:p>
            </text:list-item>
            <text:list-item>
              <text:p text:style-name="P32">C.F. development view</text:p>
            </text:list-item>
            <text:list-item>
              <text:p text:style-name="P3">Software unit integration and testing.</text:p>
            </text:list-item>
            <text:list-item>
              <text:p text:style-name="P9">Each unit must be thoroughly tested before any attempt at integration <text:span text:style-name="T13">by nother contributor than their own developer</text:span>, once that is done they will be uploaded to master, and interactions will be tested out by a separate dev.</text:p>
            </text:list-item>
          </text:list>
        </text:list-item>
        <text:list-item>
          <text:p text:style-name="P3">Supporting processes and information, including:</text:p>
          <text:list>
            <text:list-item>
              <text:p text:style-name="P3"><text:soft-page-break/>Software documentation, sufficient to capture and maintain all relevant design information.</text:p>
            </text:list-item>
            <text:list-item>
              <text:p text:style-name="P15"><text:span text:style-name="T14">C.F. software documentation</text:span></text:p>
            </text:list-item>
            <text:list-item>
              <text:p text:style-name="P3">Open source software approach including a description of the code, its specific origin, how it will be controlled, how it will be tested or analyzed for vulnerabilities, what vulnerabilities have been identified and overcome, and why such code is not a risk to the program.</text:p>
            </text:list-item>
            <text:list-item>
              <text:p text:style-name="P33">TBD once said open source software has been chosen.</text:p>
            </text:list-item>
            <text:list-item>
              <text:p text:style-name="P3">Prototyping and simulations.</text:p>
            </text:list-item>
            <text:list-item>
              <text:p text:style-name="P16"><text:span text:style-name="T15">Inline testing and manual simulations.</text:span></text:p>
            </text:list-item>
            <text:list-item>
              <text:p text:style-name="P3">Software quality assurance, including software product evaluation.</text:p>
            </text:list-item>
            <text:list-item>
              <text:p text:style-name="P34">Software in its final version must be passable for use by a noninitiated individual, that has moderate computer literacy.</text:p>
            </text:list-item>
            <text:list-item>
              <text:p text:style-name="P3">Technical reviews, audits (including entry/exit criteria), and other meetings.</text:p>
            </text:list-item>
            <text:list-item>
              <text:p text:style-name="P35">As needed.</text:p>
            </text:list-item>
            <text:list-item>
              <text:p text:style-name="P3">Approach for detailed tracking of all software builds and all related tasks and activities, such as unit code, test, and integration, including allocation of specific software requirements to identified block or builds as well as the process to ensure consistency and integration of software schedules with the program IMP and IMS.</text:p>
            </text:list-item>
            <text:list-item>
              <text:p text:style-name="P17"><text:span text:style-name="T16">We weill use github for version tracking and usage.</text:span></text:p>
            </text:list-item>
            <text:list-item>
              <text:p text:style-name="P3">Approach for problem tracking, reporting, and corrective action.</text:p>
            </text:list-item>
            <text:list-item>
              <text:p text:style-name="P18"><text:span text:style-name="T17">Testers will report to relevant devs through appropriate channels, corrective action is to be undertaken during this sprint or the next in order to ensure best case scenarios.</text:span></text:p>
            </text:list-item>
            <text:list-item>
              <text:p text:style-name="P3">Approach for conducting information assurance and vulnerability analyses, detection, and prevention techniques throughout the software design and development lifecycle, including for COTS, reused, or modified products.</text:p>
            </text:list-item>
            <text:list-item>
              <text:p text:style-name="P19"><text:span text:style-name="T18">Holding coding standards, simlating attacks upon software by security expert, or p</text:span><text:span text:style-name="T19">r</text:span><text:span text:style-name="T18">oject manager, other participants may mount them too if they acquire the skill during development.</text:span></text:p>
            </text:list-item>
            <text:list-item>
              <text:p text:style-name="P3">Process improvement activities.</text:p>
            </text:list-item>
            <text:list-item>
              <text:p text:style-name="P36">Testing, simulating, and sharing with a bug report functionality attached.</text:p>
            </text:list-item>
            <text:list-item>
              <text:p text:style-name="P3">Support/sustainment approach/processes.</text:p>
            </text:list-item>
            <text:list-item>
              <text:p text:style-name="P37">Bug reports are to be done through the webapp in which case the team is contacted automatically, mail address for the team, and an FAQ.</text:p>
            </text:list-item>
          </text:list>
        </text:list-item>
      </text:list>
      <text:p text:style-name="Standard"/>
      <text:p text:style-name="P39">Sprints</text:p>
      <text:p text:style-name="P39"><text:tab/><text:span text:style-name="T20">Biweekly sprints, return week is alternating with Imagerie numérique return week so as to avoid scheduling conflicts.</text:span></text:p>
      <text:p text:style-name="P40">1<text:span text:style-name="T21">st</text:span> sprint: Website and server setup, <text:span text:style-name="T23">language and technologies familiarization, </text:span><text:span text:style-name="T24">theoretical design for UI and algorithm. </text:span><text:span text:style-name="T26">Documentation for component communication. </text:span><text:span text:style-name="T25">Eventual programming.</text:span></text:p>
      <text:p text:style-name="P40">2<text:span text:style-name="T21">nd</text:span> sprint: <text:span text:style-name="T27">Programming must start, </text:span><text:span text:style-name="T28">Internal component logic is the first priority, development is to be done with component communication in mind.</text:span></text:p>
      <text:p text:style-name="P40"><text:soft-page-break/>3<text:span text:style-name="T21">rd</text:span> sprint: <text:span text:style-name="T29">Component communication implementation, both components must be able to function together. </text:span><text:span text:style-name="T30">Beginning of testing</text:span></text:p>
      <text:p text:style-name="P40">4<text:span text:style-name="T21">th</text:span> sprint: <text:span text:style-name="T30">Testing and optimization. </text:span><text:span text:style-name="T31">Attacks, bugfinding, etc etc Beta phas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_20_Spacing" style:display-name="No Spacing" style:family="paragraph">
      <style:paragraph-properties fo:orphans="2" fo:widows="2" style:writing-mode="lr-tb"/>
      <style:text-properties style:use-window-font-color="true" loext:opacity="0%"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Berton Manning</meta:initial-creator>
    <meta:creation-date>2012-02-20T17:58:00</meta:creation-date>
    <dc:date>2021-03-17T11:08:55.651000000</dc:date>
    <meta:editing-cycles>55</meta:editing-cycles>
    <meta:editing-duration>PT1H13M25S</meta:editing-duration>
    <meta:generator>LibreOffice/7.0.0.3$Windows_X86_64 LibreOffice_project/8061b3e9204bef6b321a21033174034a5e2ea88e</meta:generator>
    <meta:document-statistic meta:table-count="0" meta:image-count="0" meta:object-count="0" meta:page-count="4" meta:paragraph-count="91" meta:word-count="1091" meta:character-count="7537" meta:non-whitespace-character-count="6617"/>
  </office:meta>
</office:document-meta>
</file>